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Text_20_body">
      <style:text-properties fo:language="sv" fo:country="SE" officeooo:rsid="002e9ca1" officeooo:paragraph-rsid="00266267"/>
    </style:style>
    <style:style style:name="P2" style:family="paragraph" style:parent-style-name="Heading_20_1">
      <style:text-properties style:font-name="Liberation Sans" fo:font-size="18.2000007629395pt" fo:language="sv" fo:country="SE" fo:font-weight="bold" officeooo:rsid="0034a787" officeooo:paragraph-rsid="0034a78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Heading_20_3">
      <style:text-properties style:font-name="Liberation Sans" fo:font-size="14.1000003814697pt" fo:font-weight="bold" officeooo:rsid="0034a787" officeooo:paragraph-rsid="0034a78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dcd" officeooo:paragraph-rsid="00368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9a75" officeooo:paragraph-rsid="00379a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395e" officeooo:paragraph-rsid="00383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fce" officeooo:paragraph-rsid="003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6d1e" officeooo:paragraph-rsid="003a6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fo:language="sv" fo:country="SE" officeooo:rsid="00327495" officeooo:paragraph-rsid="00313e28"/>
    </style:style>
    <style:style style:name="P10" style:family="paragraph" style:parent-style-name="Text_20_body">
      <style:text-properties fo:language="sv" fo:country="SE" officeooo:rsid="00368dcd" officeooo:paragraph-rsid="00368dcd"/>
    </style:style>
    <style:style style:name="P11" style:family="paragraph" style:parent-style-name="Text_20_body">
      <style:text-properties officeooo:paragraph-rsid="002e6600"/>
    </style:style>
    <style:style style:name="T1" style:family="text">
      <style:text-properties officeooo:rsid="002e6600"/>
    </style:style>
    <style:style style:name="T2" style:family="text">
      <style:text-properties fo:language="sv" fo:country="SE" officeooo:rsid="002e6600"/>
    </style:style>
    <style:style style:name="T3" style:family="text">
      <style:text-properties officeooo:rsid="00368dc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38395e"/>
    </style:style>
    <style:style style:name="T6" style:family="text">
      <style:text-properties officeooo:rsid="003839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Yrken <text:span text:style-name="T3">(profesii)</text:span></text:h>
      <text:p text:style-name="P1"/>
      <text:h text:style-name="P3" text:outline-level="3">Kvinnliga och manliga utövare av yrken</text:h>
      <text:p text:style-name="P10"><text:span text:style-name="T1">x</text:span>xx</text:p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4">Maskulin</text:p>
          </table:table-cell>
          <table:table-cell table:style-name="Table1.A1" office:value-type="string">
            <text:p text:style-name="P4">Feminin</text:p>
          </table:table-cell>
          <table:table-cell table:style-name="Table1.C1" office:value-type="string">
            <text:p text:style-name="P4">Svenska</text:p>
          </table:table-cell>
        </table:table-row>
        <table:table-row table:style-name="TableLine94038111917968">
          <table:table-cell table:style-name="Table1.A2" office:value-type="string">
            <text:p text:style-name="P4">actor</text:p>
          </table:table-cell>
          <table:table-cell table:style-name="Table1.A2" office:value-type="string">
            <text:p text:style-name="P4">actriță</text:p>
          </table:table-cell>
          <table:table-cell table:style-name="Table1.C2" office:value-type="string">
            <text:p text:style-name="P4">skådespelare</text:p>
          </table:table-cell>
        </table:table-row>
        <table:table-row table:style-name="TableLine94038111917968">
          <table:table-cell table:style-name="Table1.A2" office:value-type="string">
            <text:p text:style-name="P4">arhitect</text:p>
          </table:table-cell>
          <table:table-cell table:style-name="Table1.A2" office:value-type="string">
            <text:p text:style-name="P4">arhitectă</text:p>
          </table:table-cell>
          <table:table-cell table:style-name="Table1.C2" office:value-type="string">
            <text:p text:style-name="P4">arkitekt</text:p>
          </table:table-cell>
        </table:table-row>
        <table:table-row table:style-name="TableLine94038111917968">
          <table:table-cell table:style-name="Table1.A2" office:value-type="string">
            <text:p text:style-name="P4">avocat</text:p>
          </table:table-cell>
          <table:table-cell table:style-name="Table1.A2" office:value-type="string">
            <text:p text:style-name="P4">avocată</text:p>
          </table:table-cell>
          <table:table-cell table:style-name="Table1.C2" office:value-type="string">
            <text:p text:style-name="P4">advokat</text:p>
          </table:table-cell>
        </table:table-row>
        <table:table-row table:style-name="TableLine94038111917968">
          <table:table-cell table:style-name="Table1.A2" office:value-type="string">
            <text:p text:style-name="P5">contabil</text:p>
          </table:table-cell>
          <table:table-cell table:style-name="Table1.A2" office:value-type="string">
            <text:p text:style-name="P5">contabilă</text:p>
          </table:table-cell>
          <table:table-cell table:style-name="Table1.C2" office:value-type="string">
            <text:p text:style-name="P5">ekonom</text:p>
          </table:table-cell>
        </table:table-row>
        <table:table-row table:style-name="TableLine94038111917968">
          <table:table-cell table:style-name="Table1.A2" office:value-type="string">
            <text:p text:style-name="P5">jurist</text:p>
          </table:table-cell>
          <table:table-cell table:style-name="Table1.A2" office:value-type="string">
            <text:p text:style-name="P5">juristă</text:p>
          </table:table-cell>
          <table:table-cell table:style-name="Table1.C2" office:value-type="string">
            <text:p text:style-name="P5">jurist</text:p>
          </table:table-cell>
        </table:table-row>
        <table:table-row table:style-name="TableLine94038111917968">
          <table:table-cell table:style-name="Table1.A2" office:value-type="string">
            <text:p text:style-name="P5">secretar</text:p>
          </table:table-cell>
          <table:table-cell table:style-name="Table1.A2" office:value-type="string">
            <text:p text:style-name="P5">secretară</text:p>
          </table:table-cell>
          <table:table-cell table:style-name="Table1.C2" office:value-type="string">
            <text:p text:style-name="P5">sekreterare</text:p>
          </table:table-cell>
        </table:table-row>
        <table:table-row table:style-name="TableLine94038111917968">
          <table:table-cell table:style-name="Table1.A2" office:value-type="string">
            <text:p text:style-name="P5">student</text:p>
          </table:table-cell>
          <table:table-cell table:style-name="Table1.A2" office:value-type="string">
            <text:p text:style-name="P5">studentă</text:p>
          </table:table-cell>
          <table:table-cell table:style-name="Table1.C2" office:value-type="string">
            <text:p text:style-name="P5">student</text:p>
          </table:table-cell>
        </table:table-row>
        <table:table-row table:style-name="TableLine94038111917968">
          <table:table-cell table:style-name="Table1.A2" office:value-type="string">
            <text:p text:style-name="P5">cântăr<text:span text:style-name="T4">e</text:span>t</text:p>
          </table:table-cell>
          <table:table-cell table:style-name="Table1.A2" office:value-type="string">
            <text:p text:style-name="P5">cântăr<text:span text:style-name="T5">ea</text:span>ă</text:p>
          </table:table-cell>
          <table:table-cell table:style-name="Table1.C2" office:value-type="string">
            <text:p text:style-name="P5">sångare</text:p>
          </table:table-cell>
        </table:table-row>
        <table:table-row table:style-name="Table1.10">
          <table:table-cell table:style-name="Table1.A2" office:value-type="string">
            <text:p text:style-name="P6">profes<text:span text:style-name="T4">o</text:span>r</text:p>
          </table:table-cell>
          <table:table-cell table:style-name="Table1.A2" office:value-type="string">
            <text:p text:style-name="P6">profes<text:span text:style-name="T4">oa</text:span>ră</text:p>
          </table:table-cell>
          <table:table-cell table:style-name="Table1.C2" office:value-type="string">
            <text:p text:style-name="P7">lärare</text:p>
          </table:table-cell>
        </table:table-row>
        <table:table-row table:style-name="Table1.11">
          <table:table-cell table:style-name="Table1.A2" office:value-type="string">
            <text:p text:style-name="P8">ziarist</text:p>
          </table:table-cell>
          <table:table-cell table:style-name="Table1.A2" office:value-type="string">
            <text:p text:style-name="P8">ziaristă</text:p>
          </table:table-cell>
          <table:table-cell table:style-name="Table1.C2" office:value-type="string">
            <text:p text:style-name="P8">journalist</text:p>
          </table:table-cell>
        </table:table-row>
        <table:table-row table:style-name="Table1.12">
          <table:table-cell table:style-name="Table1.A2" office:value-type="string">
            <text:p text:style-name="P8">croitor</text:p>
          </table:table-cell>
          <table:table-cell table:style-name="Table1.A2" office:value-type="string">
            <text:p text:style-name="P8">croitoreasă</text:p>
          </table:table-cell>
          <table:table-cell table:style-name="Table1.C2" office:value-type="string">
            <text:p text:style-name="P8">skräddare</text:p>
          </table:table-cell>
        </table:table-row>
        <table:table-row table:style-name="Table1.13">
          <table:table-cell table:style-name="Table1.A2" office:value-type="string">
            <text:p text:style-name="P8">dansat<text:span text:style-name="T4">o</text:span>r</text:p>
          </table:table-cell>
          <table:table-cell table:style-name="Table1.A2" office:value-type="string">
            <text:p text:style-name="P8">dansat<text:span text:style-name="T4">oa</text:span>re</text:p>
          </table:table-cell>
          <table:table-cell table:style-name="Table1.C2" office:value-type="string">
            <text:p text:style-name="P8">dansare</text:p>
          </table:table-cell>
        </table:table-row>
        <table:table-row table:style-name="TableLine94038111917968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10"/>
      <text:p text:style-name="P11"><text:span text:style-name="T2"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299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4:42:34.819046609</meta:creation-date>
    <dc:date>2022-10-08T10:32:59.939898205</dc:date>
    <meta:editing-duration>P1DT29M13S</meta:editing-duration>
    <meta:editing-cycles>21</meta:editing-cycles>
    <meta:generator>LibreOffice/6.4.7.2$Linux_X86_64 LibreOffice_project/40$Build-2</meta:generator>
    <meta:document-statistic meta:table-count="1" meta:image-count="0" meta:object-count="0" meta:page-count="1" meta:paragraph-count="42" meta:word-count="48" meta:character-count="365" meta:non-whitespace-character-count="359"/>
  </office:meta>
</office:document-meta>
</file>